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14pt" style:font-size-asian="14pt" style:font-size-complex="14pt"/>
    </style:style>
    <style:style style:name="ce2" style:family="table-cell" style:parent-style-name="Default" style:data-style-name="N109">
      <style:text-properties style:font-name="Tahoma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016">
            <text:p>2016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7">
            <text:p>2017</text:p>
          </table:table-cell>
          <table:table-cell table:formula="of:=[.E3]-[.F4]" office:value-type="float" office:value="91">
            <text:p>91</text:p>
          </table:table-cell>
          <table:table-cell table:formula="of:=[.E3]*[.G4]" office:value-type="float" office:value="9">
            <text:p>9</text:p>
          </table:table-cell>
          <table:table-cell table:style-name="ce2" office:value-type="percentage" office:value="0.09">
            <text:p>9.0%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8">
            <text:p>2018</text:p>
          </table:table-cell>
          <table:table-cell table:formula="of:=[.E4]-[.F5]" office:value-type="float" office:value="82.81">
            <text:p>82.81</text:p>
          </table:table-cell>
          <table:table-cell table:formula="of:=[.E4]*[.G5]" office:value-type="float" office:value="8.19">
            <text:p>8.19</text:p>
          </table:table-cell>
          <table:table-cell table:style-name="ce2" table:formula="of:=[.G4]" office:value-type="percentage" office:value="0.09">
            <text:p>9.0%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9">
            <text:p>2019</text:p>
          </table:table-cell>
          <table:table-cell table:formula="of:=[.E5]-[.F6]" office:value-type="float" office:value="75.3571">
            <text:p>75.3571</text:p>
          </table:table-cell>
          <table:table-cell table:formula="of:=[.E5]*[.G6]" office:value-type="float" office:value="7.4529">
            <text:p>7.4529</text:p>
          </table:table-cell>
          <table:table-cell table:style-name="ce2" table:formula="of:=[.G5]" office:value-type="percentage" office:value="0.09">
            <text:p>9.0%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20">
            <text:p>2020</text:p>
          </table:table-cell>
          <table:table-cell table:formula="of:=[.E6]-[.F7]" office:value-type="float" office:value="47.5503301">
            <text:p>47.5503301</text:p>
          </table:table-cell>
          <table:table-cell table:formula="of:=[.E6]*[.G7]" office:value-type="float" office:value="27.8067699">
            <text:p>27.8067699</text:p>
          </table:table-cell>
          <table:table-cell table:style-name="ce2" office:value-type="percentage" office:value="0.369">
            <text:p>36.9%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4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2021/10/11</text:date>, <text:time>14:30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0-11T14:18:49.10</meta:creation-date>
    <dc:date>2021-10-11T14:30:38.77</dc:date>
    <dc:creator>iwabuchi ken</dc:creator>
    <meta:editing-duration>PT6M28S</meta:editing-duration>
    <meta:editing-cycles>2</meta:editing-cycles>
    <meta:generator>OpenOffice/4.1.3$Win32 OpenOffice.org_project/413m1$Build-9783</meta:generator>
    <meta:document-statistic meta:table-count="1" meta:cell-count="18" meta:object-count="0"/>
  </office:meta>
</office:document-meta>
</file>